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7-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S (17:1-24; 1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S (17:1-24; 1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parable (17:1-6, 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parable (17:1-6, 11-1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formation in the parable (17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rpretation of the parable (17:11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S (17:1-24; 1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parable (17:1-6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cond parable (17:7-10, 15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econd parable (17:7-10, 15-2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nformation in the parable (17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nterpretation of the parable (17:15-2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ARABLES (17:1-24; 19:1-1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parable (17:1-6, 11-1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econd parable (17:7-10, 15-2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ird parable (17:2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ird parable (17:22-24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nformation in the parable (17:22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nterpretation of the parable (17:2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ARABLES (17:1-24; 19:1-14)<text:s text:c="1"/></text:span><text:span text:style-name="a530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parable (17:1-6, 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Second parable (17:7-10, 15-2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ird parable (17:22-2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ourth parable (19:1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Fifth parable (19:10-1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EZEKIEL 17-1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PARABLES (17:1-24; 19:1-14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VERB (18:1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PROVERB (18:1-32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contents of this proverb (18:1-4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ontents of this proverb (18:1-4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formation (18:1 -2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terpretation (18:3-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VERB (18:1-32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tents of this proverb (18:1-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ection of the proverb (18:5-28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orrection of the proverb (18:5-28):<text:s text:c="1"/></text:span><text:span text:style-name="a609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ase of the righteous versus the unrighteous (18:20, 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ase of a righteous man (18:5-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ase of a righteous man's unrighteous son (18:10-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ase of an unrighteous man's righteous son (18:14-1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ase of a righteous man who becomes unrighteous (18:24, 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case of unrighteous people who become righteous (18:21-23, 27-28): They will live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PROVERB (18:1-32):<text:s text:c="1"/></text:span><text:span text:style-name="a636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contents of this proverb (18:1-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correction of the proverb (18:5-2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challenge from the proverb (18:29-3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ZEKIEL 17-19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THE PARABLES (17:1-24; 19:1-1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PROVERB (18:1-3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7-19</dc:title>
    <meta:initial-creator>David STRICKLAND</meta:initial-creator>
    <dc:creator>David STRICKLAND</dc:creator>
    <meta:creation-date>2020-02-22T17:31:18Z</meta:creation-date>
    <dc:date>2020-02-22T17:31:18Z</dc:date>
    <meta:template xlink:href="BibleStudy" xlink:type="simple"/>
    <meta:editing-cycles>1</meta:editing-cycles>
    <meta:editing-duration>PT0S</meta:editing-duration>
    <meta:document-statistic meta:paragraph-count="51" meta:word-count="397"/>
  </office:meta>
</office:document-meta>
</file>